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📅 Year 2 (2026–2027) Weekly Task Plan</text:span></text:h>
      <text:p text:style-name="Text_20_body"><text:span text:style-name="Strong_20_Emphasis">Goal:</text:span> Ethical hacking + SIEM + CTF mastery + Portfolio.</text:p>
      <text:p text:style-name="Horizontal_20_Line"/>
      <text:h text:style-name="Heading_20_3" text:outline-level="3"><text:span text:style-name="Strong_20_Emphasis">Weeks 1–12: Web App Exploitation + SIEM Foundations + Reports</text:span></text:h>
      <text:p text:style-name="Text_20_body"><text:span text:style-name="Strong_20_Emphasis">Main Tools:</text:span> Burp Suite, DVWA, Juice Shop, sqlmap, Splunk/ELK<text:line-break/><text:span text:style-name="Strong_20_Emphasis">Weekly Breakdown:</text:span></text:p>
      <text:list text:style-name="L1">
        <text:list-item>
          <text:p text:style-name="P1"><text:span text:style-name="Strong_20_Emphasis">Week 1:</text:span> Install/setup Burp Suite, intercept requests, basic repeater usage.</text:p>
        </text:list-item>
        <text:list-item>
          <text:p text:style-name="P1"><text:span text:style-name="Strong_20_Emphasis">Week 2:</text:span> Practice parameter tampering + hidden field modification in DVWA.</text:p>
        </text:list-item>
        <text:list-item>
          <text:p text:style-name="P1"><text:span text:style-name="Strong_20_Emphasis">Week 3:</text:span> Learn SQL Injection basics (manual exploitation).</text:p>
        </text:list-item>
        <text:list-item>
          <text:p text:style-name="P1"><text:span text:style-name="Strong_20_Emphasis">Week 4:</text:span> Automate SQLi with sqlmap + extract DB data.</text:p>
        </text:list-item>
        <text:list-item>
          <text:p text:style-name="P1"><text:span text:style-name="Strong_20_Emphasis">Week 5:</text:span> Learn reflected XSS (input → alert).</text:p>
        </text:list-item>
        <text:list-item>
          <text:p text:style-name="P1"><text:span text:style-name="Strong_20_Emphasis">Week 6:</text:span> Stored &amp; DOM-based XSS + bypass WAFs.</text:p>
        </text:list-item>
        <text:list-item>
          <text:p text:style-name="P1"><text:span text:style-name="Strong_20_Emphasis">Week 7:</text:span> Setup SIEM (Splunk or ELK stack) locally.</text:p>
        </text:list-item>
        <text:list-item>
          <text:p text:style-name="P1"><text:span text:style-name="Strong_20_Emphasis">Week 8:</text:span> Collect Apache/Nginx logs into SIEM.</text:p>
        </text:list-item>
        <text:list-item>
          <text:p text:style-name="P1"><text:span text:style-name="Strong_20_Emphasis">Week 9:</text:span> Create basic correlation rule in SIEM.</text:p>
        </text:list-item>
        <text:list-item>
          <text:p text:style-name="P1"><text:span text:style-name="Strong_20_Emphasis">Week 10:</text:span> Simulate a SQLi attack &amp; detect via SIEM logs.</text:p>
        </text:list-item>
        <text:list-item>
          <text:p text:style-name="P1"><text:span text:style-name="Strong_20_Emphasis">Week 11:</text:span> Simulate XSS attack &amp; detect via SIEM logs.</text:p>
        </text:list-item>
        <text:list-item>
          <text:p text:style-name="P1"><text:span text:style-name="Strong_20_Emphasis">Week 12:</text:span> Write 2–3 professional pentest-style reports for lab findings.</text:p>
        </text:list-item>
      </text:list>
      <text:p text:style-name="Horizontal_20_Line"/>
      <text:h text:style-name="Heading_20_3" text:outline-level="3"><text:span text:style-name="Strong_20_Emphasis">Weeks 13–24: Vulns + Python Scripting + CTFs + Writeups</text:span></text:h>
      <text:p text:style-name="Text_20_body"><text:span text:style-name="Strong_20_Emphasis">Main Tools:</text:span> Python3, Nmap, OpenVAS, TryHackMe, HackTheBox<text:line-break/><text:span text:style-name="Strong_20_Emphasis">Weekly Breakdown:</text:span></text:p>
      <text:list text:style-name="L2">
        <text:list-item>
          <text:p text:style-name="P2"><text:span text:style-name="Strong_20_Emphasis">Week 13:</text:span> Learn CSRF exploitation in DVWA.</text:p>
        </text:list-item>
        <text:list-item>
          <text:p text:style-name="P2"><text:span text:style-name="Strong_20_Emphasis">Week 14:</text:span> Practice IDOR + business logic flaws in Juice Shop.</text:p>
        </text:list-item>
        <text:list-item>
          <text:p text:style-name="P2"><text:span text:style-name="Strong_20_Emphasis">Week 15:</text:span> Learn SSRF (via requestbin, SSRF.me).</text:p>
        </text:list-item>
        <text:list-item>
          <text:p text:style-name="P2"><text:span text:style-name="Strong_20_Emphasis">Week 16:</text:span> Practice LFI/RFI exploitation.</text:p>
        </text:list-item>
        <text:list-item>
          <text:p text:style-name="P2"><text:span text:style-name="Strong_20_Emphasis">Week 17:</text:span> Scan networks with Nmap scripts (NSE).</text:p>
        </text:list-item>
        <text:list-item>
          <text:p text:style-name="P2"><text:span text:style-name="Strong_20_Emphasis">Week 18:</text:span> Setup &amp; run OpenVAS vulnerability scans.</text:p>
        </text:list-item>
        <text:list-item>
          <text:p text:style-name="P2"><text:span text:style-name="Strong_20_Emphasis">Week 19:</text:span> Python basics for hacking (requests, subprocess, regex).</text:p>
        </text:list-item>
        <text:list-item>
          <text:p text:style-name="P2"><text:span text:style-name="Strong_20_Emphasis">Week 20:</text:span> Build a Python script for subdomain enumeration.</text:p>
        </text:list-item>
        <text:list-item>
          <text:p text:style-name="P2"><text:span text:style-name="Strong_20_Emphasis">Week 21:</text:span> Join beginner CTFs (PicoCTF, TryHackMe “Pre-Security” paths).</text:p>
        </text:list-item>
        <text:list-item>
          <text:p text:style-name="P2"><text:soft-page-break/><text:span text:style-name="Strong_20_Emphasis">Week 22:</text:span> Solve 2 web exploitation CTF challenges.</text:p>
        </text:list-item>
        <text:list-item>
          <text:p text:style-name="P2"><text:span text:style-name="Strong_20_Emphasis">Week 23:</text:span> Write 3 CTF challenge writeups.</text:p>
        </text:list-item>
        <text:list-item>
          <text:p text:style-name="P2"><text:span text:style-name="Strong_20_Emphasis">Week 24:</text:span> Document 1 vulnerability research example with PoC.</text:p>
        </text:list-item>
      </text:list>
      <text:p text:style-name="Horizontal_20_Line"/>
      <text:h text:style-name="Heading_20_3" text:outline-level="3"><text:span text:style-name="Strong_20_Emphasis">Weeks 25–36: Metasploit + Reverse Shells + CVEs + Bug Bounty Sim</text:span></text:h>
      <text:p text:style-name="Text_20_body"><text:span text:style-name="Strong_20_Emphasis">Main Tools:</text:span> Metasploit, msfvenom, netcat, socat, Hacker101, PortSwigger Labs<text:line-break/><text:span text:style-name="Strong_20_Emphasis">Weekly Breakdown:</text:span></text:p>
      <text:list text:style-name="L3">
        <text:list-item>
          <text:p text:style-name="P3"><text:span text:style-name="Strong_20_Emphasis">Week 25:</text:span> Install &amp; learn Metasploit basics (auxiliary scans).</text:p>
        </text:list-item>
        <text:list-item>
          <text:p text:style-name="P3"><text:span text:style-name="Strong_20_Emphasis">Week 26:</text:span> Use Metasploit exploit modules.</text:p>
        </text:list-item>
        <text:list-item>
          <text:p text:style-name="P3"><text:span text:style-name="Strong_20_Emphasis">Week 27:</text:span> Generate reverse shell payloads (Linux + Windows).</text:p>
        </text:list-item>
        <text:list-item>
          <text:p text:style-name="P3"><text:span text:style-name="Strong_20_Emphasis">Week 28:</text:span> Establish reverse shell with netcat/socat.</text:p>
        </text:list-item>
        <text:list-item>
          <text:p text:style-name="P3"><text:span text:style-name="Strong_20_Emphasis">Week 29:</text:span> Linux privilege escalation basics.</text:p>
        </text:list-item>
        <text:list-item>
          <text:p text:style-name="P3"><text:span text:style-name="Strong_20_Emphasis">Week 30:</text:span> Windows privilege escalation basics.</text:p>
        </text:list-item>
        <text:list-item>
          <text:p text:style-name="P3"><text:span text:style-name="Strong_20_Emphasis">Week 31:</text:span> Pick 1 CVE &amp; recreate exploitation in a lab.</text:p>
        </text:list-item>
        <text:list-item>
          <text:p text:style-name="P3"><text:span text:style-name="Strong_20_Emphasis">Week 32:</text:span> Detect CVE exploitation attempt via SIEM logs.</text:p>
        </text:list-item>
        <text:list-item>
          <text:p text:style-name="P3"><text:span text:style-name="Strong_20_Emphasis">Week 33:</text:span> Start bug bounty simulation (target Hacker101 labs).</text:p>
        </text:list-item>
        <text:list-item>
          <text:p text:style-name="P3"><text:span text:style-name="Strong_20_Emphasis">Week 34:</text:span> Practice SSRF, IDOR, and XSS in bug bounty context.</text:p>
        </text:list-item>
        <text:list-item>
          <text:p text:style-name="P3"><text:span text:style-name="Strong_20_Emphasis">Week 35:</text:span> Write 2 bug bounty-style reports.</text:p>
        </text:list-item>
        <text:list-item>
          <text:p text:style-name="P3"><text:span text:style-name="Strong_20_Emphasis">Week 36:</text:span> Complete 1 full exploitation chain (recon → foothold → privesc).</text:p>
        </text:list-item>
      </text:list>
      <text:p text:style-name="Horizontal_20_Line"/>
      <text:h text:style-name="Heading_20_3" text:outline-level="3"><text:span text:style-name="Strong_20_Emphasis">Weeks 37–48: Custom Project + Labs + VulnHub + Portfolio</text:span></text:h>
      <text:p text:style-name="Text_20_body"><text:span text:style-name="Strong_20_Emphasis">Main Tools:</text:span> VulnHub, OSCP-like labs, GitHub<text:line-break/><text:span text:style-name="Strong_20_Emphasis">Weekly Breakdown:</text:span></text:p>
      <text:list text:style-name="L4">
        <text:list-item>
          <text:p text:style-name="P4"><text:span text:style-name="Strong_20_Emphasis">Week 37:</text:span> Define custom project idea (offensive/defensive).</text:p>
        </text:list-item>
        <text:list-item>
          <text:p text:style-name="P4"><text:span text:style-name="Strong_20_Emphasis">Week 38:</text:span> Build project plan &amp; required tech stack.</text:p>
        </text:list-item>
        <text:list-item>
          <text:p text:style-name="P4"><text:span text:style-name="Strong_20_Emphasis">Week 39:</text:span> Implement Phase 1 of custom project.</text:p>
        </text:list-item>
        <text:list-item>
          <text:p text:style-name="P4"><text:span text:style-name="Strong_20_Emphasis">Week 40:</text:span> Implement Phase 2 of custom project.</text:p>
        </text:list-item>
        <text:list-item>
          <text:p text:style-name="P4"><text:span text:style-name="Strong_20_Emphasis">Week 41:</text:span> Complete 2 VulnHub VMs.</text:p>
        </text:list-item>
        <text:list-item>
          <text:p text:style-name="P4"><text:span text:style-name="Strong_20_Emphasis">Week 42:</text:span> Complete 2 more VulnHub VMs.</text:p>
        </text:list-item>
        <text:list-item>
          <text:p text:style-name="P4"><text:span text:style-name="Strong_20_Emphasis">Week 43:</text:span> Finalize project, add documentation.</text:p>
        </text:list-item>
        <text:list-item>
          <text:p text:style-name="P4"><text:span text:style-name="Strong_20_Emphasis">Week 44:</text:span> Create GitHub repo with scripts, labs, and writeups.</text:p>
        </text:list-item>
        <text:list-item>
          <text:p text:style-name="P4"><text:span text:style-name="Strong_20_Emphasis">Week 45:</text:span> Build professional pentesting report template.</text:p>
        </text:list-item>
        <text:list-item>
          <text:p text:style-name="P4"><text:soft-page-break/><text:span text:style-name="Strong_20_Emphasis">Week 46:</text:span> Write portfolio blog post or LinkedIn article.</text:p>
        </text:list-item>
        <text:list-item>
          <text:p text:style-name="P4"><text:span text:style-name="Strong_20_Emphasis">Week 47:</text:span> Organize all Year 2 work into portfolio PDF.</text:p>
        </text:list-item>
        <text:list-item>
          <text:p text:style-name="P4"><text:span text:style-name="Strong_20_Emphasis">Week 48:</text:span> Review, refine, and finalize everyth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08:03:23.443652958</meta:creation-date>
    <dc:date>2025-08-15T08:03:53.497416537</dc:date>
    <meta:editing-duration>PT30S</meta:editing-duration>
    <meta:editing-cycles>1</meta:editing-cycles>
    <meta:document-statistic meta:table-count="0" meta:image-count="0" meta:object-count="0" meta:page-count="3" meta:paragraph-count="58" meta:word-count="556" meta:character-count="3198" meta:non-whitespace-character-count="2754"/>
    <meta:generator>LibreOffice/25.2.5.2$Linux_X86_64 LibreOffice_project/520$Build-2</meta:generator>
  </office:meta>
</office:document-meta>
</file>